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395511" draw:marker-start-width="0.252cm" draw:marker-end-width="0.252cm" draw:fill="solid" draw:fill-color="#5eb91e" draw:textarea-horizontal-align="justify" draw:textarea-vertical-align="middle" draw:auto-grow-height="false" fo:min-height="1.045cm" fo:min-width="0cm" fo:padding-top="0.141cm" fo:padding-bottom="0.141cm" fo:padding-left="0.266cm" fo:padding-right="0.266cm"/>
    </style:style>
    <style:style style:name="gr2" style:family="graphic" style:parent-style-name="standard">
      <style:graphic-properties draw:stroke="solid" svg:stroke-width="0.035cm" svg:stroke-color="#395511" draw:marker-start-width="0.252cm" draw:marker-end-width="0.252cm" draw:fill="solid" draw:fill-color="#5eb91e" draw:textarea-horizontal-align="justify" draw:textarea-vertical-align="middle" draw:auto-grow-height="false" fo:min-height="0cm" fo:min-width="0.112cm" fo:padding-top="0.141cm" fo:padding-bottom="0.141cm" fo:padding-left="0.266cm" fo:padding-right="0.266cm"/>
    </style:style>
    <style:style style:name="gr3" style:family="graphic" style:parent-style-name="standard">
      <style:graphic-properties draw:stroke="solid" svg:stroke-width="0.035cm" svg:stroke-color="#395511" draw:marker-start-width="0.252cm" draw:marker-end-width="0.252cm" draw:fill="solid" draw:fill-color="#5eb91e" draw:textarea-horizontal-align="justify" draw:textarea-vertical-align="middle" draw:auto-grow-height="false" fo:min-height="1.046cm" fo:min-width="0cm" fo:padding-top="0.141cm" fo:padding-bottom="0.141cm" fo:padding-left="0.266cm" fo:padding-right="0.266cm" loext:softedge-radius="0cm"/>
    </style:style>
    <style:style style:name="gr4" style:family="graphic" style:parent-style-name="standard">
      <style:graphic-properties draw:stroke="solid" svg:stroke-width="0.035cm" svg:stroke-color="#395511" draw:marker-start-width="0.252cm" draw:marker-end-width="0.252cm" draw:fill="solid" draw:fill-color="#5eb91e" draw:textarea-horizontal-align="justify" draw:textarea-vertical-align="middle" draw:auto-grow-height="false" fo:min-height="0cm" fo:min-width="0.192cm" fo:padding-top="0.141cm" fo:padding-bottom="0.141cm" fo:padding-left="0.266cm" fo:padding-right="0.266cm" loext:softedge-radius="0cm"/>
    </style:style>
    <style:style style:name="gr5" style:family="graphic" style:parent-style-name="standard">
      <style:graphic-properties draw:stroke="solid" svg:stroke-width="0.035cm" svg:stroke-color="#395511" draw:marker-start-width="0.252cm" draw:marker-end-width="0.252cm" draw:fill="solid" draw:fill-color="#5eb91e" loext:fill-use-slide-background="false" draw:textarea-horizontal-align="center" draw:textarea-vertical-align="middle" fo:padding-top="0.141cm" fo:padding-bottom="0.141cm" fo:padding-left="0.266cm" fo:padding-right="0.266cm"/>
    </style:style>
    <style:style style:name="gr6" style:family="graphic" style:parent-style-name="standard">
      <style:graphic-properties draw:stroke="solid" svg:stroke-width="0.035cm" svg:stroke-color="#395511" draw:marker-start-width="0.252cm" draw:marker-end-width="0.252cm" draw:fill="solid" draw:fill-color="#ffffff" draw:textarea-horizontal-align="justify" draw:textarea-vertical-align="middle" draw:auto-grow-height="false" fo:min-height="0.056cm" fo:min-width="0cm" fo:padding-top="0.141cm" fo:padding-bottom="0.141cm" fo:padding-left="0.266cm" fo:padding-right="0.266cm" loext:softedge-radius="0cm"/>
    </style:style>
    <style:style style:name="gr7" style:family="graphic" style:parent-style-name="standard">
      <style:graphic-properties draw:stroke="solid" svg:stroke-width="0.035cm" svg:stroke-color="#000000" draw:marker-start-width="0.252cm" draw:marker-end-width="0.252cm" draw:fill="solid" draw:fill-color="#000000" draw:textarea-horizontal-align="justify" draw:textarea-vertical-align="middle" draw:auto-grow-height="false" fo:min-height="0cm" fo:min-width="0cm" fo:padding-top="0.141cm" fo:padding-bottom="0.141cm" fo:padding-left="0.266cm" fo:padding-right="0.266cm" loext:softedge-radius="0cm"/>
    </style:style>
    <style:style style:name="gr8" style:family="graphic" style:parent-style-name="standard">
      <style:graphic-properties draw:stroke="solid" svg:stroke-width="0.035cm" svg:stroke-color="#395511" draw:marker-start-width="0.252cm" draw:marker-end-width="0.252cm" draw:fill="solid" draw:fill-color="#ffffff" draw:textarea-horizontal-align="justify" draw:textarea-vertical-align="middle" draw:auto-grow-height="false" fo:min-height="0.056cm" fo:min-width="0cm" fo:padding-top="0.141cm" fo:padding-bottom="0.141cm" fo:padding-left="0.266cm" fo:padding-right="0.266cm"/>
    </style:style>
    <style:style style:name="gr9" style:family="graphic" style:parent-style-name="standard">
      <style:graphic-properties draw:stroke="solid" svg:stroke-width="0.035cm" svg:stroke-color="#000000" draw:marker-start-width="0.252cm" draw:marker-end-width="0.252cm" draw:fill="solid" draw:fill-color="#000000" draw:textarea-horizontal-align="justify" draw:textarea-vertical-align="middle" draw:auto-grow-height="false" fo:min-height="0cm" fo:min-width="0cm" fo:padding-top="0.141cm" fo:padding-bottom="0.141cm" fo:padding-left="0.266cm" fo:padding-right="0.266cm"/>
    </style:style>
    <style:style style:name="gr10" style:family="graphic" style:parent-style-name="standard">
      <style:graphic-properties draw:stroke="solid" svg:stroke-width="0.035cm" svg:stroke-color="#395511" draw:marker-start-width="0.252cm" draw:marker-end-width="0.252cm" draw:fill="solid" draw:fill-color="#bbe33d" draw:textarea-horizontal-align="justify" draw:textarea-vertical-align="middle" draw:auto-grow-height="false" fo:min-height="0.702cm" fo:min-width="0.179cm" fo:padding-top="0.141cm" fo:padding-bottom="0.141cm" fo:padding-left="0.266cm" fo:padding-right="0.266cm" draw:shadow="hidden"/>
    </style:style>
    <style:style style:name="gr11" style:family="graphic" style:parent-style-name="standard">
      <style:graphic-properties draw:stroke="solid" svg:stroke-width="0.035cm" svg:stroke-color="#395511" draw:marker-start-width="0.252cm" draw:marker-end-width="0.252cm" draw:fill="solid" draw:fill-color="#5eb91e" draw:textarea-horizontal-align="justify" draw:textarea-vertical-align="middle" draw:auto-grow-height="false" fo:min-height="0.123cm" fo:min-width="0.098cm" fo:padding-top="0.141cm" fo:padding-bottom="0.141cm" fo:padding-left="0.266cm" fo:padding-right="0.266cm" draw:shadow="hidden"/>
    </style:style>
    <style:style style:name="gr12" style:family="graphic" style:parent-style-name="standard">
      <style:graphic-properties draw:stroke="solid" svg:stroke-width="0.035cm" svg:stroke-color="#0084d1" draw:marker-start-width="0.5cm" draw:marker-end-width="0.5cm" draw:fill="solid" draw:fill-color="#729fcf" draw:textarea-horizontal-align="center" draw:textarea-vertical-align="middle" fo:padding-top="0.193cm" fo:padding-bottom="0.193cm" fo:padding-left="0.318cm" fo:padding-right="0.318cm"/>
    </style:style>
    <style:style style:name="gr13" style:family="graphic" style:parent-style-name="standard">
      <style:graphic-properties draw:stroke="none" svg:stroke-width="0cm" svg:stroke-color="#000000" draw:marker-start-width="0.306cm" draw:marker-end-width="0.306cm" draw:fill="solid" draw:fill-color="#000000" draw:opacity="100%" draw:textarea-horizontal-align="center" draw:textarea-vertical-align="middle" fo:padding-top="0.16cm" fo:padding-bottom="0.16cm" fo:padding-left="0.285cm" fo:padding-right="0.285cm"/>
    </style:style>
    <style:style style:name="P1" style:family="paragraph">
      <loext:graphic-properties draw:fill="solid" draw:fill-color="#5eb91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solid" draw:fill-color="#bbe33d"/>
      <style:paragraph-properties fo:text-align="center"/>
    </style:style>
    <style:style style:name="P5" style:family="paragraph">
      <loext:graphic-properties draw:fill="solid" draw:fill-color="#729fcf"/>
      <style:paragraph-properties fo:text-align="center"/>
    </style:style>
    <style:style style:name="P6" style:family="paragraph">
      <loext:graphic-properties draw:fill="solid" draw:fill-color="#000000" draw:opacity="100%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746cm" svg:height="1.877cm" draw:transform="skewX (-0.00104719755119652) rotate (0.784525498771451) translate (-0.132cm 2.3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94cm" svg:height="0.175cm" svg:x="0.809cm" svg:y="3.4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744cm" svg:height="1.876cm" draw:transform="skewX (0.00157079632679499) rotate (0.787318025574642) translate (2.28cm 2.36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76cm" svg:height="0.127cm" svg:x="2.493cm" svg:y="3.458cm">
          <text:p/>
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" draw:text-style-name="P1" draw:layer="layout" svg:width="2.396cm" svg:height="2.584cm" svg:x="0.803cm" svg:y="1cm" svg:viewBox="0 0 2397 2585" svg:d="M228 357c7-222 126-348 370-355 199 14 348 133 348 348h37v-2h468c0-215 148-332 347-348 244 7 364 133 370 354 7 237 273 816 222 1134-67 390-370 1095-541 1095h-436v2h-866c-171 0-474-704-541-1097-50-316 215-894 222-1131z">
          <text:p/>
        </draw:path>
        <draw:custom-shape draw:style-name="gr6" draw:text-style-name="P2" draw:layer="layout" svg:width="0.479cm" svg:height="0.476cm" svg:x="2.379cm" svg:y="1.19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311cm" svg:height="0.313cm" svg:x="2.461cm" svg:y="1.27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476cm" svg:height="0.476cm" svg:x="1.142cm" svg:y="1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0.308cm" svg:height="0.313cm" svg:x="1.225cm" svg:y="1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0" draw:text-style-name="P4" draw:layer="layout" svg:width="0.994cm" svg:height="0.934cm" svg:x="1.503cm" svg:y="2.65cm" svg:viewBox="0 0 995 935" svg:d="M496 0c89 0 175 22 250 66 76 45 138 107 182 182s67 162 67 248v284c0 53-9 104-25 153h-257v2h-689c-15-49-24-102-24-155v-284c0-86 22-173 66-248 45-75 107-137 182-182 75-44 162-66 248-66z">
          <text:p/>
        </draw:path>
        <draw:path draw:style-name="gr11" draw:text-style-name="P1" draw:layer="layout" svg:width="0.876cm" svg:height="0.276cm" svg:x="1.044cm" svg:y="3.308cm" svg:viewBox="0 0 877 277" svg:d="M0 277c0 0 0-2 0-5 0-46 20-95 60-135 37-42 93-75 159-102 67-22 142-35 220-35 77 0 152 13 219 35 66 27 122 60 159 102 40 40 60 89 60 135 0 3 0 5 0 5z">
          <text:p/>
        </draw:path>
        <draw:path draw:style-name="gr11" draw:text-style-name="P1" draw:layer="layout" svg:width="0.876cm" svg:height="0.276cm" svg:x="2.134cm" svg:y="3.308cm" svg:viewBox="0 0 877 277" svg:d="M0 277c0 0 0-2 0-5 0-46 20-95 60-135 37-42 93-75 159-102 67-22 142-35 220-35 77 0 152 13 219 35 66 27 122 60 159 102 40 40 60 89 60 135 0 3 0 5 0 5z">
          <text:p/>
        </draw:path>
        <draw:path draw:style-name="gr12" draw:text-style-name="P5" draw:layer="layout" svg:width="0.407cm" svg:height="0.549cm" svg:x="2.935cm" svg:y="1.124cm" svg:viewBox="0 0 408 550" svg:d="M204 0c1 0 1 0 1 0l1 1c63 73 119 152 166 233 9 20 18 41 25 62s11 43 11 64c0 17-3 33-8 50-6 17-15 34-28 52-12 14-22 26-33 37-12 10-23 19-36 27-13 7-27 13-44 17-16 4-34 6-55 7-21-1-39-3-55-7-17-4-31-10-44-17-13-8-24-17-36-27-11-11-21-23-33-37-13-18-22-35-28-52-5-17-8-33-8-50 0-21 4-43 11-64s16-42 25-62c47-81 103-160 166-233l1-1z">
          <text:p/>
        </draw:path>
        <draw:path draw:style-name="gr13" draw:text-style-name="P6" draw:layer="layout" svg:width="1.291cm" svg:height="0.149cm" svg:x="1.366cm" svg:y="2.097cm" svg:viewBox="0 0 1292 150" svg:d="M46 117l-1-1c-3 1-6 1-10 1-6 0-12-1-17-4-6-3-10-8-13-13s-5-11-5-18c0-6 2-12 5-17s7-10 13-13c2-1 4-2 6-3l150-47c3-1 7-2 11-2 3 0 7 1 10 2l241 75 196-62c3-1 7-1 11-1 3 0 7 0 10 1l145 46 117-37c4-1 7-2 11-2s7 1 11 2l146 47 162-52c4-1 8-2 12-2 6 0 12 2 18 5 5 3 9 8 12 13s5 11 5 17c0 7-2 13-5 18s-7 10-12 13c-3 1-6 2-9 3l1 1-173 55c-3 1-7 1-11 1-3 0-7 0-10-1l-147-47-117 37c-3 1-7 2-11 2-3 0-7-1-10-2l-145-46-197 62c-3 1-7 2-10 2-4 0-7-1-11-2l-240-75z">
          <text:p/>
        </draw:path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5T15:09:33.598704303</meta:creation-date>
    <dc:date>2022-11-24T19:00:08.846667557</dc:date>
    <meta:editing-duration>PT10M38S</meta:editing-duration>
    <meta:editing-cycles>6</meta:editing-cycles>
    <meta:generator>LibreOffice/7.4.0.3$MacOSX_X86_64 LibreOffice_project/f85e47c08ddd19c015c0114a68350214f7066f5a</meta:generator>
    <meta:document-statistic meta:object-count="14"/>
  </office:meta>
</office:document-meta>
</file>